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77cm" fo:min-width="5.27cm" fo:wrap-option="wrap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cm" fo:min-width="8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auto-grow-height="false" fo:min-height="1.543cm" fo:min-width="8.343cm" fo:wrap-option="wrap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 style:list-style-name="L1">
      <style:graphic-properties draw:auto-grow-height="false" fo:min-height="1.176cm" fo:min-width="8.926cm" fo:wrap-option="wrap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876cm" fo:min-width="3.1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0" style:family="graphic" style:parent-style-name="standard" style:list-style-name="L1">
      <style:graphic-properties draw:auto-grow-height="false" fo:min-height="0.77cm" fo:min-width="7.519cm" fo:wrap-option="wrap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standard" style:list-style-name="L1">
      <style:graphic-properties draw:auto-grow-height="false" fo:min-height="0.931cm" fo:min-width="1.981cm" fo:wrap-option="wrap"/>
      <style:paragraph-properties style:writing-mode="lr-tb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standard" style:list-style-name="L1">
      <style:graphic-properties draw:auto-grow-height="false" fo:min-height="0.931cm" fo:min-width="1.981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  <style:paragraph-properties style:writing-mode="lr-tb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</style:style>
    <style:style style:name="gr20" style:family="graphic" style:parent-style-name="objectwithoutfill">
      <style:graphic-properties draw:marker-end="Arrowheads_20_5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126cm" fo:min-width="4.076cm"/>
    </style:style>
    <style:style style:name="gr23" style:family="graphic" style:parent-style-name="standard">
      <style:graphic-properties draw:stroke="none" draw:fill="none" fo:min-height="1cm"/>
      <style:paragraph-properties style:writing-mode="lr-tb"/>
    </style:style>
    <style:style style:name="gr24" style:family="graphic" style:parent-style-name="objectwithoutfill">
      <style:graphic-properties draw:marker-end="Arrowheads_20_15" draw:marker-end-width="0.3cm" draw:fill="none" draw:textarea-vertical-align="middle"/>
    </style:style>
    <style:style style:name="gr25" style:family="graphic" style:parent-style-name="objectwithoutfill">
      <style:graphic-properties draw:marker-end="Arrowheads_20_16" draw:marker-end-width="0.3cm" draw:fill="none" draw:textarea-vertical-align="middl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cm" fo:min-width="5.25cm"/>
      <style:paragraph-properties style:writing-mode="lr-tb"/>
    </style:style>
    <style:style style:name="gr27" style:family="graphic" style:parent-style-name="objectwithoutfill">
      <style:graphic-properties draw:marker-end="Arrowheads_20_17" draw:marker-end-width="0.3cm" draw:fill="none" draw:textarea-vertical-align="middle"/>
    </style:style>
    <style:style style:name="gr28" style:family="graphic" style:parent-style-name="objectwithoutfill">
      <style:graphic-properties draw:marker-end="Arrowheads_20_18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3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cm" fo:min-width="6.8cm"/>
      <style:paragraph-properties style:writing-mode="lr-tb"/>
    </style:style>
    <style:style style:name="gr31" style:family="graphic" style:parent-style-name="objectwithoutfill">
      <style:graphic-properties draw:marker-end="Arrowheads_20_6" draw:marker-end-width="0.3cm" draw:fill="none" draw:textarea-vertical-align="middle"/>
    </style:style>
    <style:style style:name="gr32" style:family="graphic" style:parent-style-name="objectwithoutfill">
      <style:graphic-properties draw:marker-end="Arrowheads_20_7" draw:marker-end-width="0.3cm" draw:fill="none" draw:textarea-vertical-align="middle"/>
    </style:style>
    <style:style style:name="gr33" style:family="graphic" style:parent-style-name="standard">
      <style:graphic-properties draw:auto-grow-height="false" fo:min-height="0.77cm" fo:min-width="5.519cm" fo:wrap-option="wrap"/>
      <style:paragraph-properties style:writing-mode="lr-tb"/>
    </style:style>
    <style:style style:name="gr34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7.25cm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726cm" fo:min-width="3.975cm"/>
    </style:style>
    <style:style style:name="gr36" style:family="graphic" style:parent-style-name="standard">
      <style:graphic-properties draw:stroke="none" draw:fill="none" fo:min-height="1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.25cm" svg:x="3.75cm" svg:y="7.4cm">
          <text:p text:style-name="P1">Open input fil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8.5cm" svg:height="1.25cm" svg:x="2.45cm" svg:y="3.65cm">
          <text:p text:style-name="P1">count_ parentheses = 0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5cm" svg:y1="4.95cm" svg:x2="6.75cm" svg:y2="5.45cm">
          <text:p/>
        </draw:line>
        <draw:line draw:style-name="gr3" draw:text-style-name="P3" draw:layer="layout" svg:x1="6.75cm" svg:y1="11.35cm" svg:x2="6.75cm" svg:y2="11.85cm">
          <text:p/>
        </draw:line>
        <draw:custom-shape draw:style-name="gr4" draw:text-style-name="P1" draw:layer="layout" svg:width="9.249cm" svg:height="2.199cm" svg:x="2.151cm" svg:y="11.901cm">
          <text:p text:style-name="P1">read_char = get one char from the opened fil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3" draw:layer="layout" svg:x1="6.65cm" svg:y1="14.05cm" svg:x2="6.65cm" svg:y2="14.55cm">
          <text:p/>
        </draw:line>
        <draw:line draw:style-name="gr5" draw:text-style-name="P3" draw:layer="layout" svg:x1="1.5cm" svg:y1="19.65cm" svg:x2="1.5cm" svg:y2="11.3cm">
          <text:p/>
        </draw:line>
        <draw:line draw:style-name="gr6" draw:text-style-name="P3" draw:layer="layout" svg:x1="1.5cm" svg:y1="11.3cm" svg:x2="6.75cm" svg:y2="11.35cm">
          <text:p/>
        </draw:line>
        <draw:custom-shape draw:style-name="gr7" draw:text-style-name="P4" draw:layer="layout" svg:width="9.75cm" svg:height="1.75cm" svg:x="8.9cm" svg:y="23.15cm">
          <text:p text:style-name="P4">Output negative_one_positio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3" draw:layer="layout" svg:width="7.25cm" svg:height="2.25cm" svg:x="3.153cm" svg:y="9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4.621cm" svg:height="0.962cm" svg:x="4.7cm" svg:y="9.65cm">
          <draw:text-box>
            <text:p>Is file opened?</text:p>
          </draw:text-box>
        </draw:frame>
        <draw:line draw:style-name="gr3" draw:text-style-name="P3" draw:layer="layout" svg:x1="6.75cm" svg:y1="8.65cm" svg:x2="6.75cm" svg:y2="9.15cm">
          <text:p/>
        </draw:line>
        <draw:custom-shape draw:style-name="gr10" draw:text-style-name="P4" draw:layer="layout" svg:width="8.249cm" svg:height="1.25cm" svg:x="11.001cm" svg:y="9.6cm">
          <text:p text:style-name="P4">Output file open erro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1" draw:text-style-name="P3" draw:layer="layout" svg:x1="10.25cm" svg:y1="10.2cm" svg:x2="11cm" svg:y2="10.2cm">
          <text:p/>
        </draw:line>
        <draw:custom-shape draw:style-name="gr12" draw:text-style-name="P4" draw:layer="layout" svg:width="2.749cm" svg:height="1.449cm" svg:x="12.5cm" svg:y="25.491cm">
          <text:p text:style-name="P4">End</text:p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1" draw:text-style-name="P3" draw:layer="layout" svg:x1="19.25cm" svg:y1="10.2cm" svg:x2="20cm" svg:y2="10.2cm">
          <text:p/>
        </draw:line>
        <draw:line draw:style-name="gr13" draw:text-style-name="P3" draw:layer="layout" svg:x1="20cm" svg:y1="10cm" svg:x2="20cm" svg:y2="25cm">
          <text:p/>
        </draw:line>
        <draw:line draw:style-name="gr14" draw:text-style-name="P3" draw:layer="layout" svg:x1="13.75cm" svg:y1="22.35cm" svg:x2="13.75cm" svg:y2="23.1cm">
          <text:p/>
        </draw:line>
        <draw:line draw:style-name="gr3" draw:text-style-name="P3" draw:layer="layout" svg:x1="6.75cm" svg:y1="3.05cm" svg:x2="6.75cm" svg:y2="3.55cm">
          <text:p/>
        </draw:line>
        <draw:custom-shape draw:style-name="gr15" draw:text-style-name="P4" draw:layer="layout" svg:width="2.749cm" svg:height="1.449cm" svg:x="5.501cm" svg:y="1.551cm">
          <text:p text:style-name="P4">Start</text:p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6" draw:text-style-name="P5" draw:layer="layout" svg:width="1.311cm" svg:height="0.962cm" svg:x="9.6cm" svg:y="9cm">
          <draw:text-box>
            <text:p>No</text:p>
          </draw:text-box>
        </draw:frame>
        <draw:frame draw:style-name="gr17" draw:text-style-name="P5" draw:layer="layout" svg:width="1.535cm" svg:height="0.962cm" svg:x="7.601cm" svg:y="11cm">
          <draw:text-box>
            <text:p>Yes</text:p>
          </draw:text-box>
        </draw:frame>
        <draw:custom-shape draw:style-name="gr8" draw:text-style-name="P3" draw:layer="layout" svg:width="7.25cm" svg:height="2.25cm" svg:x="2.95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6.575cm" svg:y1="16.75cm" svg:x2="6.575cm" svg:y2="17.25cm">
          <text:p/>
        </draw:line>
        <draw:frame draw:style-name="gr18" draw:text-style-name="P5" draw:layer="layout" svg:width="4.35cm" svg:height="0.962cm" svg:x="3.9cm" svg:y="18.038cm">
          <draw:text-box>
            <text:p>eof_bit == set</text:p>
          </draw:text-box>
        </draw:frame>
        <draw:line draw:style-name="gr19" draw:text-style-name="P3" draw:layer="layout" svg:x1="6.6cm" svg:y1="19.9cm" svg:x2="1.6cm" svg:y2="19.9cm">
          <text:p/>
        </draw:line>
        <draw:line draw:style-name="gr3" draw:text-style-name="P3" draw:layer="layout" svg:x1="6.575cm" svg:y1="19.45cm" svg:x2="6.575cm" svg:y2="19.95cm">
          <text:p/>
        </draw:line>
        <draw:frame draw:style-name="gr17" draw:text-style-name="P5" draw:layer="layout" svg:width="1.535cm" svg:height="0.962cm" svg:x="9.75cm" svg:y="14.5cm">
          <draw:text-box>
            <text:p>Yes</text:p>
          </draw:text-box>
        </draw:frame>
        <draw:custom-shape draw:style-name="gr1" draw:text-style-name="P1" draw:layer="layout" svg:width="6cm" svg:height="1.25cm" svg:x="11.026cm" svg:y="17.757cm">
          <text:p text:style-name="P1">Close input fil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0" draw:text-style-name="P3" draw:layer="layout" svg:x1="10.176cm" svg:y1="18.45cm" svg:x2="10.926cm" svg:y2="18.45cm">
          <text:p/>
        </draw:line>
        <draw:line draw:style-name="gr3" draw:text-style-name="P3" draw:layer="layout" svg:x1="13.676cm" svg:y1="19.05cm" svg:x2="13.676cm" svg:y2="19.55cm">
          <text:p/>
        </draw:line>
        <draw:custom-shape draw:style-name="gr2" draw:text-style-name="P2" draw:layer="layout" svg:width="8.5cm" svg:height="1.25cm" svg:x="2.45cm" svg:y="5.45cm">
          <text:p text:style-name="P1">negative_one_position = 0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5cm" svg:y1="6.75cm" svg:x2="6.75cm" svg:y2="7.25cm">
          <text:p/>
        </draw:line>
        <draw:frame draw:style-name="gr16" draw:text-style-name="P5" draw:layer="layout" svg:width="1.311cm" svg:height="0.962cm" svg:x="3.75cm" svg:y="19.05cm">
          <draw:text-box>
            <text:p>No</text:p>
          </draw:text-box>
        </draw:frame>
        <draw:custom-shape draw:style-name="gr8" draw:text-style-name="P3" draw:layer="layout" svg:width="7.25cm" svg:height="2.25cm" svg:x="3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6" draw:layer="layout" svg:width="5.535cm" svg:height="0.962cm" svg:x="3.5cm" svg:y="15.15cm">
          <draw:text-box>
            <text:p>Find negative one</text:p>
          </draw:text-box>
        </draw:frame>
        <draw:line draw:style-name="gr11" draw:text-style-name="P3" draw:layer="layout" svg:x1="10.249cm" svg:y1="15.55cm" svg:x2="12.751cm" svg:y2="15.55cm">
          <text:p/>
        </draw:line>
        <draw:frame draw:style-name="gr16" draw:text-style-name="P5" draw:layer="layout" svg:width="1.311cm" svg:height="0.962cm" svg:x="7.25cm" svg:y="16.538cm">
          <draw:text-box>
            <text:p>No</text:p>
          </draw:text-box>
        </draw:frame>
        <draw:frame draw:style-name="gr17" draw:text-style-name="P5" draw:layer="layout" svg:width="1.535cm" svg:height="0.962cm" svg:x="9.465cm" svg:y="17.25cm">
          <draw:text-box>
            <text:p>Yes</text:p>
          </draw:text-box>
        </draw:frame>
        <draw:custom-shape draw:style-name="gr22" draw:text-style-name="P3" draw:layer="layout" svg:width="9.15cm" svg:height="2.75cm" svg:x="9.2cm" svg:y="19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8" draw:layer="layout" svg:width="7.5cm" svg:height="1.25cm" svg:x="10.238cm" svg:y="20.517cm">
          <draw:text-box>
            <text:p text:style-name="P7"><text:span text:style-name="T1">count_ parentheses == -1</text:span></text:p>
          </draw:text-box>
        </draw:frame>
        <draw:line draw:style-name="gr14" draw:text-style-name="P3" draw:layer="layout" svg:x1="13.75cm" svg:y1="24.65cm" svg:x2="13.75cm" svg:y2="25.4cm">
          <text:p/>
        </draw:line>
        <draw:line draw:style-name="gr24" draw:text-style-name="P3" draw:layer="layout" svg:x1="20cm" svg:y1="25.25cm" svg:x2="14cm" svg:y2="25.25cm">
          <text:p/>
        </draw:line>
        <draw:line draw:style-name="gr25" draw:text-style-name="P3" draw:layer="layout" svg:x1="12.75cm" svg:y1="15.75cm" svg:x2="12.75cm" svg:y2="17.5cm">
          <text:p/>
        </draw:line>
        <draw:custom-shape draw:style-name="gr26" draw:text-style-name="P10" draw:layer="layout" svg:width="5.75cm" svg:height="1.25cm" svg:x="2.65cm" svg:y="21.55cm">
          <text:p text:style-name="P9"><text:span text:style-name="T2">negative_one_position = 0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9.25cm" svg:y1="20.95cm" svg:x2="5.5cm" svg:y2="20.95cm">
          <text:p/>
        </draw:line>
        <draw:line draw:style-name="gr3" draw:text-style-name="P3" draw:layer="layout" svg:x1="5.575cm" svg:y1="20.95cm" svg:x2="5.575cm" svg:y2="21.45cm">
          <text:p/>
        </draw:line>
        <draw:line draw:style-name="gr28" draw:text-style-name="P3" draw:layer="layout" svg:x1="8.5cm" svg:y1="22.5cm" svg:x2="13.75cm" svg:y2="22.5cm">
          <text:p/>
        </draw:line>
        <draw:frame draw:style-name="gr17" draw:text-style-name="P5" draw:layer="layout" svg:width="1.535cm" svg:height="0.962cm" svg:x="8cm" svg:y="19.788cm">
          <draw:text-box>
            <text:p>No</text:p>
          </draw:text-box>
        </draw:frame>
        <draw:frame draw:style-name="gr17" draw:text-style-name="P5" draw:layer="layout" svg:width="1.535cm" svg:height="0.962cm" svg:x="14.25cm" svg:y="22.25cm">
          <draw:text-box>
            <text:p>Yes</text:p>
          </draw:text-box>
        </draw:frame>
      </draw:page>
      <draw:page draw:name="page2" draw:style-name="dp1" draw:master-page-name="Default">
        <draw:line draw:style-name="gr3" draw:text-style-name="P3" draw:layer="layout" svg:x1="7.749cm" svg:y1="10.288cm" svg:x2="7.749cm" svg:y2="10.788cm">
          <text:p/>
        </draw:line>
        <draw:frame draw:style-name="gr29" draw:text-style-name="P5" draw:layer="layout" svg:width="4.663cm" svg:height="0.962cm" svg:x="5.3cm" svg:y="5.838cm">
          <draw:text-box>
            <text:p>read_char == (</text:p>
          </draw:text-box>
        </draw:frame>
        <draw:custom-shape draw:style-name="gr8" draw:text-style-name="P3" draw:layer="layout" svg:width="7.25cm" svg:height="2.25cm" svg:x="4.15cm" svg:y="7.9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5" draw:layer="layout" svg:width="4.663cm" svg:height="0.962cm" svg:x="5.55cm" svg:y="8.539cm">
          <draw:text-box>
            <text:p>read_char == )</text:p>
          </draw:text-box>
        </draw:frame>
        <draw:line draw:style-name="gr3" draw:text-style-name="P3" draw:layer="layout" svg:x1="7.749cm" svg:y1="7.488cm" svg:x2="7.749cm" svg:y2="7.988cm">
          <text:p/>
        </draw:line>
        <draw:custom-shape draw:style-name="gr30" draw:text-style-name="P2" draw:layer="layout" svg:width="7.3cm" svg:height="1.25cm" svg:x="12.049cm" svg:y="5.638cm">
          <text:p text:style-name="P1">count_ parentheses++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1.349cm" svg:y1="6.288cm" svg:x2="12.099cm" svg:y2="6.288cm">
          <text:p/>
        </draw:line>
        <draw:custom-shape draw:style-name="gr30" draw:text-style-name="P2" draw:layer="layout" svg:width="7.3cm" svg:height="1.25cm" svg:x="12.049cm" svg:y="8.438cm">
          <text:p text:style-name="P1">count_ parentheses--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1.349cm" svg:y1="9.088cm" svg:x2="12.099cm" svg:y2="9.088cm">
          <text:p/>
        </draw:line>
        <draw:line draw:style-name="gr20" draw:text-style-name="P3" draw:layer="layout" svg:x1="19.349cm" svg:y1="6.288cm" svg:x2="20.099cm" svg:y2="6.288cm">
          <text:p/>
        </draw:line>
        <draw:line draw:style-name="gr20" draw:text-style-name="P3" draw:layer="layout" svg:x1="19.449cm" svg:y1="9.088cm" svg:x2="20.199cm" svg:y2="9.088cm">
          <text:p/>
        </draw:line>
        <draw:line draw:style-name="gr31" draw:text-style-name="P3" draw:layer="layout" svg:x1="20.099cm" svg:y1="6.388cm" svg:x2="20.099cm" svg:y2="10.638cm">
          <text:p/>
        </draw:line>
        <draw:line draw:style-name="gr32" draw:text-style-name="P3" draw:layer="layout" svg:x1="19.849cm" svg:y1="10.388cm" svg:x2="7.699cm" svg:y2="10.438cm">
          <text:p/>
        </draw:line>
        <draw:frame draw:style-name="gr17" draw:text-style-name="P5" draw:layer="layout" svg:width="1.535cm" svg:height="0.962cm" svg:x="10.602cm" svg:y="7.938cm">
          <draw:text-box>
            <text:p>Yes</text:p>
          </draw:text-box>
        </draw:frame>
        <draw:frame draw:style-name="gr16" draw:text-style-name="P5" draw:layer="layout" svg:width="1.311cm" svg:height="0.962cm" svg:x="6cm" svg:y="7.138cm">
          <draw:text-box>
            <text:p>No</text:p>
          </draw:text-box>
        </draw:frame>
        <draw:frame draw:style-name="gr16" draw:text-style-name="P5" draw:layer="layout" svg:width="1.311cm" svg:height="0.962cm" svg:x="5.901cm" svg:y="9.938cm">
          <draw:text-box>
            <text:p>No</text:p>
          </draw:text-box>
        </draw:frame>
        <draw:custom-shape draw:style-name="gr8" draw:text-style-name="P3" draw:layer="layout" svg:width="7.25cm" svg:height="2.25cm" svg:x="4.05cm" svg:y="5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6.249cm" svg:height="1.25cm" svg:x="5.001cm" svg:y="3.3cm">
          <text:p text:style-name="P1">Find negative on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3" draw:layer="layout" svg:x1="7.675cm" svg:y1="4.65cm" svg:x2="7.675cm" svg:y2="5.15cm">
          <text:p/>
        </draw:line>
        <draw:custom-shape draw:style-name="gr34" draw:text-style-name="P11" draw:layer="layout" svg:width="7.75cm" svg:height="1.25cm" svg:x="4.35cm" svg:y="10.85cm">
          <text:p text:style-name="P4">negative_one_position++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49cm" svg:y1="12.188cm" svg:x2="7.849cm" svg:y2="12.688cm">
          <text:p/>
        </draw:line>
        <draw:custom-shape draw:style-name="gr35" draw:text-style-name="P3" draw:layer="layout" svg:width="8.949cm" svg:height="3.95cm" svg:x="3.401cm" svg:y="12.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2" draw:layer="layout" svg:width="6.488cm" svg:height="1.75cm" svg:x="4.774cm" svg:y="13.76cm">
          <draw:text-box>
            <text:p>count_ parentheses== -1</text:p>
          </draw:text-box>
        </draw:frame>
        <draw:line draw:style-name="gr3" draw:text-style-name="P3" draw:layer="layout" svg:x1="7.849cm" svg:y1="16.588cm" svg:x2="7.849cm" svg:y2="17.088cm">
          <text:p/>
        </draw:line>
        <draw:frame draw:style-name="gr17" draw:text-style-name="P5" draw:layer="layout" svg:width="1.535cm" svg:height="0.962cm" svg:x="10.603cm" svg:y="5.138cm">
          <draw:text-box>
            <text:p>Yes</text:p>
          </draw:text-box>
        </draw:frame>
        <draw:frame draw:style-name="gr17" draw:text-style-name="P5" draw:layer="layout" svg:width="1.535cm" svg:height="0.962cm" svg:x="11.404cm" svg:y="13.338cm">
          <draw:text-box>
            <text:p>Yes</text:p>
          </draw:text-box>
        </draw:frame>
        <draw:custom-shape draw:style-name="gr30" draw:text-style-name="P2" draw:layer="layout" svg:width="7.3cm" svg:height="1.25cm" svg:x="13.1cm" svg:y="13.95cm">
          <text:p text:style-name="P1">Return true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2.249cm" svg:y1="14.588cm" svg:x2="12.999cm" svg:y2="14.588cm">
          <text:p/>
        </draw:line>
        <draw:custom-shape draw:style-name="gr30" draw:text-style-name="P2" draw:layer="layout" svg:width="7.3cm" svg:height="1.25cm" svg:x="4.25cm" svg:y="17.25cm">
          <text:p text:style-name="P1">Return false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311cm" svg:height="0.962cm" svg:x="6.002cm" svg:y="16.03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30T11:36:31.126000000</meta:creation-date>
    <dc:date>2021-11-02T21:32:08.445000000</dc:date>
    <meta:editing-duration>PT30M15S</meta:editing-duration>
    <meta:editing-cycles>5</meta:editing-cycles>
    <meta:generator>LibreOffice/7.2.1.2$Windows_X86_64 LibreOffice_project/87b77fad49947c1441b67c559c339af8f3517e22</meta:generator>
    <meta:document-statistic meta:object-count="80"/>
  </office:meta>
</office:document-meta>
</file>